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7.11pt"/>
    </style:style>
    <style:style style:name="co3" style:family="table-column">
      <style:table-column-properties fo:break-before="auto" style:column-width="192.56pt"/>
    </style:style>
    <style:style style:name="co4" style:family="table-column">
      <style:table-column-properties fo:break-before="auto" style:column-width="180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 soma</text:p>
          </table:table-cell>
          <table:table-cell/>
          <table:table-cell office:value-type="string" calcext:value-type="string">
            <text:p>first run: 0.98 prob | 1500 borderSize</text:p>
          </table:table-cell>
          <table:table-cell office:value-type="string" calcext:value-type="string">
            <text:p>second run: 0.99 prob | 2000 borderSize</text:p>
          </table:table-cell>
          <table:table-cell table:style-name="ce1" office:value-type="string" calcext:value-type="string">
            <text:p>third run: 0.995 prob | 2250 borderSiz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b but merges into soma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b)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3" office:value-type="string" calcext:value-type="string">
            <text:p>b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b but merges into soma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un alon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b)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b but merges into soma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number-columns-repeated="3" office:value-type="string" calcext:value-type="string">
            <text:p>b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b but merges into soma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b but merges into soma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1:24:05.165721092</meta:creation-date>
    <dc:date>2017-08-29T16:51:28.501396220</dc:date>
    <meta:editing-duration>PT4H4M4S</meta:editing-duration>
    <meta:editing-cycles>6</meta:editing-cycles>
    <meta:generator>LibreOffice/5.1.6.2$Linux_X86_64 LibreOffice_project/10m0$Build-2</meta:generator>
    <meta:document-statistic meta:table-count="1" meta:cell-count="310" meta:object-count="0"/>
  </office:meta>
</office:document-meta>
</file>